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60558" officeooo:paragraph-rsid="00160558" style:font-style-asian="italic" style:font-weight-asian="bold" style:font-style-complex="italic" style:font-weight-complex="bold"/>
    </style:style>
    <style:style style:name="T1" style:family="text">
      <style:text-properties officeooo:rsid="00160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ntional Commit Rules : </text:p>
      <text:p text:style-name="P1"/>
      <text:p text:style-name="Standard">1. **Fix Commit:**</text:p>
      <text:p text:style-name="Standard"><text:s text:c="3"/>```</text:p>
      <text:p text:style-name="Standard"><text:s text:c="3"/>fix(core): Fix a bug causing app crashes</text:p>
      <text:p text:style-name="Standard"/>
      <text:p text:style-name="Standard"><text:s text:c="3"/>This commit addresses a critical bug where the app would crash on startup.</text:p>
      <text:p text:style-name="Standard"><text:s text:c="3"/>```</text:p>
      <text:p text:style-name="Standard"><text:s text:c="3"/>- Type: `fix`</text:p>
      <text:p text:style-name="Standard"><text:s text:c="3"/>- Scope: `core`</text:p>
      <text:p text:style-name="Standard"><text:s text:c="3"/>- Description: `Fix a bug causing app crashes`</text:p>
      <text:p text:style-name="Standard"/>
      <text:p text:style-name="Standard">2. **Feature Commit:**</text:p>
      <text:p text:style-name="Standard"><text:s text:c="3"/>```</text:p>
      <text:p text:style-name="Standard"><text:s text:c="3"/>feat(user-auth): Add user registration functionality</text:p>
      <text:p text:style-name="Standard"/>
      <text:p text:style-name="Standard"><text:s text:c="3"/>This commit introduces a new feature that allows users to register for an account.</text:p>
      <text:p text:style-name="Standard"/>
      <text:p text:style-name="Standard"/>
      <text:p text:style-name="Standard"><text:s text:c="3"/>```</text:p>
      <text:p text:style-name="Standard"><text:s text:c="3"/>- Type: `feat`</text:p>
      <text:p text:style-name="Standard"><text:s text:c="3"/>- Scope: `user-auth`</text:p>
      <text:p text:style-name="Standard"><text:s text:c="3"/>- Description: `Add user registration functionality`</text:p>
      <text:p text:style-name="Standard"/>
      <text:p text:style-name="Standard">3. **Breaking Change Commit:**</text:p>
      <text:p text:style-name="Standard"><text:s text:c="3"/>```</text:p>
      <text:p text:style-name="Standard"><text:s text:c="3"/>feat(api): Replace old API endpoint with a new one</text:p>
      <text:p text:style-name="Standard"/>
      <text:p text:style-name="Standard"><text:s text:c="3"/>BREAKING CHANGE: The old API endpoint '/v1/users' is no longer available. Use '/v2/users' instead.</text:p>
      <text:p text:style-name="Standard"><text:s text:c="3"/>```</text:p>
      <text:p text:style-name="Standard"><text:s text:c="3"/>- Type: `feat`</text:p>
      <text:p text:style-name="Standard"><text:s text:c="3"/>- Scope: `api`</text:p>
      <text:p text:style-name="Standard"><text:s text:c="3"/>- Description: `Replace old API endpoint with a new one`</text:p>
      <text:p text:style-name="Standard"><text:s text:c="3"/>- Footer: `BREAKING CHANGE: The old API endpoint '/v1/users' is no longer available. Use '/v2/users' instead.`</text:p>
      <text:p text:style-name="Standard"/>
      <text:p text:style-name="Standard">4. **Chore Commit:**</text:p>
      <text:p text:style-name="Standard"><text:s text:c="3"/>```</text:p>
      <text:p text:style-name="Standard"><text:s text:c="3"/>chore(build): Update build process</text:p>
      <text:p text:style-name="Standard"/>
      <text:p text:style-name="Standard"><text:s text:c="3"/>This commit updates the build process to improve code bundling and minification.</text:p>
      <text:p text:style-name="Standard"><text:s text:c="3"/>```</text:p>
      <text:p text:style-name="Standard"><text:s text:c="3"/>- Type: `chore`</text:p>
      <text:p text:style-name="Standard"><text:s text:c="3"/>- Scope: `build`</text:p>
      <text:p text:style-name="Standard"><text:s text:c="3"/>- Description: `Update build process`</text:p>
      <text:p text:style-name="Standard"/>
      <text:p text:style-name="Standard">5. **Documentation Commit:**</text:p>
      <text:p text:style-name="Standard"><text:s text:c="3"/>```</text:p>
      <text:p text:style-name="Standard"><text:s text:c="3"/>docs(readme): Update installation instructions</text:p>
      <text:p text:style-name="Standard"/>
      <text:p text:style-name="Standard"><text:s text:c="3"/>This commit updates the README file to provide clearer installation instructions.</text:p>
      <text:p text:style-name="Standard"><text:soft-page-break/><text:s text:c="3"/>```</text:p>
      <text:p text:style-name="Standard"><text:s text:c="3"/>- Type: `docs`</text:p>
      <text:p text:style-name="Standard"><text:s text:c="3"/>- Scope: `readme`</text:p>
      <text:p text:style-name="Standard"><text:s text:c="3"/>- Description: `Update installation instructions`</text:p>
      <text:p text:style-name="Standard"/>
      <text:p text:style-name="Standard">6. **Style Commit:**</text:p>
      <text:p text:style-name="Standard"><text:s text:c="3"/>```</text:p>
      <text:p text:style-name="Standard"><text:s text:c="3"/>style(css): Fix indentation in stylesheets</text:p>
      <text:p text:style-name="Standard"/>
      <text:p text:style-name="Standard"><text:s text:c="3"/>This commit addresses code style issues by fixing improper indentation in CSS files.</text:p>
      <text:p text:style-name="Standard"><text:s text:c="3"/>```</text:p>
      <text:p text:style-name="Standard"><text:s text:c="3"/>- Type: `style`</text:p>
      <text:p text:style-name="Standard"><text:s text:c="3"/>- Scope: `css`</text:p>
      <text:p text:style-name="Standard"><text:s text:c="3"/>- Description: `Fix indentation in stylesheets`</text:p>
      <text:p text:style-name="Standard"/>
      <text:p text:style-name="Standard">7. **Refactor Commit:**</text:p>
      <text:p text:style-name="Standard"><text:s text:c="3"/>```</text:p>
      <text:p text:style-name="Standard"><text:s text:c="3"/>refactor(auth-service): Refactor authentication logic</text:p>
      <text:p text:style-name="Standard"/>
      <text:p text:style-name="Standard"><text:s text:c="3"/>This commit refactors the authentication service to improve code readability and maintainability.</text:p>
      <text:p text:style-name="Standard"><text:s text:c="3"/>```</text:p>
      <text:p text:style-name="Standard"><text:s text:c="3"/>- Type: `refactor`</text:p>
      <text:p text:style-name="Standard"><text:s text:c="3"/>- Scope: `auth-service`</text:p>
      <text:p text:style-name="Standard"><text:s text:c="3"/>- Description: `Refactor authentication logic`</text:p>
      <text:p text:style-name="Standard"/>
      <text:p text:style-name="Standard">8. **Performance Commit:**</text:p>
      <text:p text:style-name="Standard"><text:s text:c="3"/>```</text:p>
      <text:p text:style-name="Standard"><text:s text:c="3"/>perf(database): Optimize database queries</text:p>
      <text:p text:style-name="Standard"/>
      <text:p text:style-name="Standard"><text:s text:c="3"/>This commit improves database query performance for faster data retrieval.</text:p>
      <text:p text:style-name="Standard"><text:s text:c="3"/>```</text:p>
      <text:p text:style-name="Standard"><text:s text:c="3"/>- Type: `perf`</text:p>
      <text:p text:style-name="Standard"><text:s text:c="3"/>- Scope: `database`</text:p>
      <text:p text:style-name="Standard"><text:s text:c="3"/>- Description: `Optimize database queries`</text:p>
      <text:p text:style-name="Standard"/>
      <text:p text:style-name="Standard">9. **Test Commit:**</text:p>
      <text:p text:style-name="Standard"><text:s text:c="3"/>```</text:p>
      <text:p text:style-name="Standard"><text:s text:c="3"/>test(unit): Add unit tests for user registration</text:p>
      <text:p text:style-name="Standard"/>
      <text:p text:style-name="Standard"><text:s text:c="3"/>This commit adds unit tests to ensure the correct functioning of the user registration feature.</text:p>
      <text:p text:style-name="Standard"><text:s text:c="3"/>```</text:p>
      <text:p text:style-name="Standard"><text:s text:c="3"/>- Type: `test`</text:p>
      <text:p text:style-name="Standard"><text:s text:c="3"/>- Scope: `unit`</text:p>
      <text:p text:style-name="Standard">- Description: `Add unit tests for user registration`</text:p>
      <text:p text:style-name="Standard"/>
      <text:p text:style-name="Standard"/>
      <text:p text:style-name="Standard"/>
      <text:p text:style-name="P1">How To Commit This Project : </text:p>
      <text:p text:style-name="Standard"/>
      <text:p text:style-name="Standard"/>
      <text:p text:style-name="Standard"><text:span text:style-name="T1">1</text:span>. **Commit Your Changes:**</text:p>
      <text:p text:style-name="Standard"><text:soft-page-break/><text:s text:c="3"/>Use the conventional commit message format, which consists of a title, optional body, and optional footer. Include a commit number for referencing issues or pull requests:</text:p>
      <text:p text:style-name="Standard"/>
      <text:p text:style-name="Standard"><text:s text:c="3"/>```</text:p>
      <text:p text:style-name="Standard"><text:s text:c="3"/>feat: Add new feature</text:p>
      <text:p text:style-name="Standard"/>
      <text:p text:style-name="Standard"><text:s text:c="3"/>#123 [Link to related issue]</text:p>
      <text:p text:style-name="Standard"/>
      <text:p text:style-name="Standard"><text:s text:c="3"/>A brief description of the changes made in this commit.</text:p>
      <text:p text:style-name="Standard"/>
      <text:p text:style-name="Standard"><text:s text:c="3"/>Co-authored-by: John Doe &lt;john@example.com&gt;</text:p>
      <text:p text:style-name="Standard"><text:s text:c="3"/>```</text:p>
      <text:p text:style-name="Standard"/>
      <text:p text:style-name="Standard"><text:s text:c="3"/>- Replace "feat" with "fix" for bug fixes or "refactor" for code refactoring, depending on the nature of your changes.</text:p>
      <text:p text:style-name="Standard"><text:s text:c="3"/>- `#123` references the related issue or pull request number. Make sure to replace it with the actual issue or pull request number.</text:p>
      <text:p text:style-name="Standard"><text:s text:c="3"/>- Provide a concise but informative description of what your commit accomplishes.</text:p>
      <text:p text:style-name="Standard"><text:s text:c="3"/>- You can also include a "Co-authored-by" line if you collaborated with someone on the commit.</text:p>
      <text:p text:style-name="Standard"/>
      <text:p text:style-name="Standard"><text:s text:c="3"/>Example commit message:</text:p>
      <text:p text:style-name="Standard"/>
      <text:p text:style-name="Standard"><text:s text:c="3"/>```plaintext</text:p>
      <text:p text:style-name="Standard"><text:s text:c="3"/>feat: Implement user authentication</text:p>
      <text:p text:style-name="Standard"/>
      <text:p text:style-name="Standard"><text:s text:c="3"/>#123 [https://github.com/your-username/your-repository/issues/123]</text:p>
      <text:p text:style-name="Standard"/>
      <text:p text:style-name="Standard"><text:s text:c="3"/>Implemented user authentication using OAuth2.</text:p>
      <text:p text:style-name="Standard"/>
      <text:p text:style-name="Standard"><text:s text:c="3"/>Co-authored-by: Jane Smith &lt;jane@example.com&gt;</text:p>
      <text:p text:style-name="Standard"><text:s text:c="3"/>```</text:p>
      <text:p text:style-name="Standard"/>
      <text:p text:style-name="Standard"><text:span text:style-name="T1">2</text:span>. **Push Your Changes:**</text:p>
      <text:p text:style-name="Standard"><text:s text:c="3"/>Push your commits to your GitHub repository:</text:p>
      <text:p text:style-name="Standard"/>
      <text:p text:style-name="Standard"><text:s text:c="3"/>```bash</text:p>
      <text:p text:style-name="Standard"><text:s text:c="3"/>git push origin your-branch-name</text:p>
      <text:p text:style-name="Standard"><text:s text:c="3"/>```</text:p>
      <text:p text:style-name="Standard"/>
      <text:p text:style-name="Standard"><text:span text:style-name="T1">3</text:span>. **Create a Pull Request (PR):**</text:p>
      <text:p text:style-name="Standard"><text:s text:c="3"/>Go to your GitHub repository's page and create a pull request from your branch to the main branch. Provide a clear title and description for your pull request, referencing the issue or pull request number in the description.</text:p>
      <text:p text:style-name="Standard"/>
      <text:p text:style-name="Standard"><text:span text:style-name="T1">4</text:span>. **Review and Merge:**</text:p>
      <text:p text:style-name="Standard"><text:s text:c="3"/>Collaborators or maintainers of the repository will review your pull request. Make any necessary changes based on their feedback. Once approved, your PR can be merged into the main branch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5:53:40.702144782</meta:creation-date>
    <dc:date>2023-09-07T17:17:55.836258301</dc:date>
    <meta:editing-duration>PT1H3M54S</meta:editing-duration>
    <meta:editing-cycles>1</meta:editing-cycles>
    <meta:document-statistic meta:table-count="0" meta:image-count="0" meta:object-count="0" meta:page-count="3" meta:paragraph-count="103" meta:word-count="588" meta:character-count="4156" meta:non-whitespace-character-count="3408"/>
    <meta:generator>LibreOffice/6.4.7.2$Linux_X86_64 LibreOffice_project/40$Build-2</meta:generator>
  </office:meta>
</office:document-meta>
</file>